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8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11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aa95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 [s]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SCII</text:p>
          </table:table-cell>
          <table:table-cell/>
        </table:table-row>
        <table:table-row table:style-name="ro1">
          <table:table-cell office:value-type="float" office:value="1.46158544" calcext:value-type="float">
            <text:p>1.4615854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\x15</text:p>
          </table:table-cell>
          <table:table-cell table:style-name="ce5" office:value-type="string" calcext:value-type="string">
            <text:p>NAK</text:p>
          </table:table-cell>
        </table:table-row>
        <table:table-row table:style-name="ro1">
          <table:table-cell office:value-type="float" office:value="1.47635632" calcext:value-type="float">
            <text:p>1.47635632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\x01</text:p>
          </table:table-cell>
          <table:table-cell office:value-type="string" calcext:value-type="string">
            <text:p>SOH</text:p>
          </table:table-cell>
        </table:table-row>
        <table:table-row table:style-name="ro1">
          <table:table-cell office:value-type="float" office:value="1.47644288" calcext:value-type="float">
            <text:p>1.47644288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\x01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float" office:value="1.47652944" calcext:value-type="float">
            <text:p>1.47652944</text:p>
          </table:table-cell>
          <table:table-cell table:style-name="ce4" office:value-type="string" calcext:value-type="string">
            <text:p>0xFE</text:p>
          </table:table-cell>
          <table:table-cell table:style-name="ce4" office:value-type="string" calcext:value-type="string">
            <text:p>\xFE</text:p>
          </table:table-cell>
          <table:table-cell office:value-type="string" calcext:value-type="string">
            <text:p>~Block</text:p>
          </table:table-cell>
        </table:table-row>
        <table:table-row table:style-name="ro1">
          <table:table-cell office:value-type="float" office:value="1.476616" calcext:value-type="float">
            <text:p>1.476616</text:p>
          </table:table-cell>
          <table:table-cell table:style-name="ce4" office:value-type="string" calcext:value-type="string">
            <text:p>0x48</text:p>
          </table:table-cell>
          <table:table-cell table:style-name="ce4" office:value-type="string" calcext:value-type="string">
            <text:p>H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670272" calcext:value-type="float">
            <text:p>1.47670272</text:p>
          </table:table-cell>
          <table:table-cell table:style-name="ce4" office:value-type="string" calcext:value-type="string">
            <text:p>0x65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678928" calcext:value-type="float">
            <text:p>1.47678928</text:p>
          </table:table-cell>
          <table:table-cell table:style-name="ce4" office:value-type="string" calcext:value-type="string">
            <text:p>0x6C</text:p>
          </table:table-cell>
          <table:table-cell table:style-name="ce4" office:value-type="string" calcext:value-type="string">
            <text:p>l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687584" calcext:value-type="float">
            <text:p>1.47687584</text:p>
          </table:table-cell>
          <table:table-cell table:style-name="ce4" office:value-type="string" calcext:value-type="string">
            <text:p>0x6C</text:p>
          </table:table-cell>
          <table:table-cell table:style-name="ce4" office:value-type="string" calcext:value-type="string">
            <text:p>l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696256" calcext:value-type="float">
            <text:p>1.47696256</text:p>
          </table:table-cell>
          <table:table-cell table:style-name="ce4" office:value-type="string" calcext:value-type="string">
            <text:p>0x6F</text:p>
          </table:table-cell>
          <table:table-cell table:style-name="ce4" office:value-type="string" calcext:value-type="string">
            <text:p>o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704912" calcext:value-type="float">
            <text:p>1.47704912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<text:s/>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713584" calcext:value-type="float">
            <text:p>1.47713584</text:p>
          </table:table-cell>
          <table:table-cell table:style-name="ce4" office:value-type="string" calcext:value-type="string">
            <text:p>0x66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722256" calcext:value-type="float">
            <text:p>1.47722256</text:p>
          </table:table-cell>
          <table:table-cell table:style-name="ce4" office:value-type="string" calcext:value-type="string">
            <text:p>0x72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730912" calcext:value-type="float">
            <text:p>1.47730912</text:p>
          </table:table-cell>
          <table:table-cell table:style-name="ce4" office:value-type="string" calcext:value-type="string">
            <text:p>0x6F</text:p>
          </table:table-cell>
          <table:table-cell table:style-name="ce4" office:value-type="string" calcext:value-type="string">
            <text:p>o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739584" calcext:value-type="float">
            <text:p>1.47739584</text:p>
          </table:table-cell>
          <table:table-cell table:style-name="ce4" office:value-type="string" calcext:value-type="string">
            <text:p>0x6D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748256" calcext:value-type="float">
            <text:p>1.47748256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<text:s/>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756912" calcext:value-type="float">
            <text:p>1.47756912</text:p>
          </table:table-cell>
          <table:table-cell table:style-name="ce4" office:value-type="string" calcext:value-type="string">
            <text:p>0x53</text:p>
          </table:table-cell>
          <table:table-cell table:style-name="ce4" office:value-type="string" calcext:value-type="string">
            <text:p>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765584" calcext:value-type="float">
            <text:p>1.47765584</text:p>
          </table:table-cell>
          <table:table-cell table:style-name="ce4" office:value-type="string" calcext:value-type="string">
            <text:p>0x65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774256" calcext:value-type="float">
            <text:p>1.47774256</text:p>
          </table:table-cell>
          <table:table-cell table:style-name="ce4" office:value-type="string" calcext:value-type="string">
            <text:p>0x6E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782912" calcext:value-type="float">
            <text:p>1.47782912</text:p>
          </table:table-cell>
          <table:table-cell table:style-name="ce4" office:value-type="string" calcext:value-type="string">
            <text:p>0x64</text:p>
          </table:table-cell>
          <table:table-cell table:style-name="ce4" office:value-type="string" calcext:value-type="string">
            <text:p>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791584" calcext:value-type="float">
            <text:p>1.47791584</text:p>
          </table:table-cell>
          <table:table-cell table:style-name="ce4" office:value-type="string" calcext:value-type="string">
            <text:p>0x2E</text:p>
          </table:table-cell>
          <table:table-cell table:style-name="ce4" office:value-type="string" calcext:value-type="string">
            <text:p>.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800256" calcext:value-type="float">
            <text:p>1.47800256</text:p>
          </table:table-cell>
          <table:table-cell table:style-name="ce4" office:value-type="string" calcext:value-type="string">
            <text:p>0x0A</text:p>
          </table:table-cell>
          <table:table-cell table:style-name="ce4" office:value-type="string" calcext:value-type="string">
            <text:p>\n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.47808912" calcext:value-type="float">
            <text:p>1.4780891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817584" calcext:value-type="float">
            <text:p>1.4781758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82624" calcext:value-type="float">
            <text:p>1.478262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834912" calcext:value-type="float">
            <text:p>1.4783491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843584" calcext:value-type="float">
            <text:p>1.4784358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85224" calcext:value-type="float">
            <text:p>1.478522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860912" calcext:value-type="float">
            <text:p>1.4786091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869568" calcext:value-type="float">
            <text:p>1.4786956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878224" calcext:value-type="float">
            <text:p>1.4787822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886896" calcext:value-type="float">
            <text:p>1.4788689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895552" calcext:value-type="float">
            <text:p>1.4789555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904208" calcext:value-type="float">
            <text:p>1.4790420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91288" calcext:value-type="float">
            <text:p>1.479128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921552" calcext:value-type="float">
            <text:p>1.4792155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930208" calcext:value-type="float">
            <text:p>1.4793020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938864" calcext:value-type="float">
            <text:p>1.4793886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947536" calcext:value-type="float">
            <text:p>1.4794753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956208" calcext:value-type="float">
            <text:p>1.4795620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964896" calcext:value-type="float">
            <text:p>1.4796489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973568" calcext:value-type="float">
            <text:p>1.4797356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98224" calcext:value-type="float">
            <text:p>1.479822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990912" calcext:value-type="float">
            <text:p>1.4799091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7999584" calcext:value-type="float">
            <text:p>1.4799958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008272" calcext:value-type="float">
            <text:p>1.4800827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016944" calcext:value-type="float">
            <text:p>1.4801694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025616" calcext:value-type="float">
            <text:p>1.4802561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034272" calcext:value-type="float">
            <text:p>1.4803427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042944" calcext:value-type="float">
            <text:p>1.4804294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0516" calcext:value-type="float">
            <text:p>1.48051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060272" calcext:value-type="float">
            <text:p>1.4806027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068928" calcext:value-type="float">
            <text:p>1.4806892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077584" calcext:value-type="float">
            <text:p>1.4807758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086256" calcext:value-type="float">
            <text:p>1.4808625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094912" calcext:value-type="float">
            <text:p>1.4809491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103584" calcext:value-type="float">
            <text:p>1.4810358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11224" calcext:value-type="float">
            <text:p>1.481122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120896" calcext:value-type="float">
            <text:p>1.4812089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129568" calcext:value-type="float">
            <text:p>1.4812956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138224" calcext:value-type="float">
            <text:p>1.4813822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146896" calcext:value-type="float">
            <text:p>1.4814689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155568" calcext:value-type="float">
            <text:p>1.4815556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16424" calcext:value-type="float">
            <text:p>1.481642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172912" calcext:value-type="float">
            <text:p>1.4817291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181568" calcext:value-type="float">
            <text:p>1.4818156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19024" calcext:value-type="float">
            <text:p>1.481902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198896" calcext:value-type="float">
            <text:p>1.4819889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207568" calcext:value-type="float">
            <text:p>1.4820756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216224" calcext:value-type="float">
            <text:p>1.4821622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224896" calcext:value-type="float">
            <text:p>1.4822489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233552" calcext:value-type="float">
            <text:p>1.4823355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242224" calcext:value-type="float">
            <text:p>1.4824222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250896" calcext:value-type="float">
            <text:p>1.4825089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259568" calcext:value-type="float">
            <text:p>1.4825956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268224" calcext:value-type="float">
            <text:p>1.4826822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27688" calcext:value-type="float">
            <text:p>1.482768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285552" calcext:value-type="float">
            <text:p>1.4828555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294208" calcext:value-type="float">
            <text:p>1.4829420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30288" calcext:value-type="float">
            <text:p>1.483028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311552" calcext:value-type="float">
            <text:p>1.4831155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320208" calcext:value-type="float">
            <text:p>1.4832020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32888" calcext:value-type="float">
            <text:p>1.483288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337536" calcext:value-type="float">
            <text:p>1.4833753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346208" calcext:value-type="float">
            <text:p>1.4834620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35488" calcext:value-type="float">
            <text:p>1.483548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363536" calcext:value-type="float">
            <text:p>1.4836353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372208" calcext:value-type="float">
            <text:p>1.4837220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380864" calcext:value-type="float">
            <text:p>1.4838086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389536" calcext:value-type="float">
            <text:p>1.4838953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398192" calcext:value-type="float">
            <text:p>1.4839819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406864" calcext:value-type="float">
            <text:p>1.4840686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415536" calcext:value-type="float">
            <text:p>1.4841553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424208" calcext:value-type="float">
            <text:p>1.4842420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43288" calcext:value-type="float">
            <text:p>1.484328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441552" calcext:value-type="float">
            <text:p>1.4844155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45024" calcext:value-type="float">
            <text:p>1.484502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458912" calcext:value-type="float">
            <text:p>1.4845891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467584" calcext:value-type="float">
            <text:p>1.4846758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476256" calcext:value-type="float">
            <text:p>1.4847625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484928" calcext:value-type="float">
            <text:p>1.4848492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493584" calcext:value-type="float">
            <text:p>1.4849358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50224" calcext:value-type="float">
            <text:p>1.485022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51088" calcext:value-type="float">
            <text:p>1.485108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519536" calcext:value-type="float">
            <text:p>1.4851953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528192" calcext:value-type="float">
            <text:p>1.4852819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536848" calcext:value-type="float">
            <text:p>1.4853684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545504" calcext:value-type="float">
            <text:p>1.4854550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554144" calcext:value-type="float">
            <text:p>1.4855414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562784" calcext:value-type="float">
            <text:p>1.4856278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571424" calcext:value-type="float">
            <text:p>1.4857142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580064" calcext:value-type="float">
            <text:p>1.4858006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588704" calcext:value-type="float">
            <text:p>1.4858870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597328" calcext:value-type="float">
            <text:p>1.4859732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605968" calcext:value-type="float">
            <text:p>1.4860596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614592" calcext:value-type="float">
            <text:p>1.4861459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623232" calcext:value-type="float">
            <text:p>1.4862323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631872" calcext:value-type="float">
            <text:p>1.4863187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640512" calcext:value-type="float">
            <text:p>1.4864051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649152" calcext:value-type="float">
            <text:p>1.4864915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657792" calcext:value-type="float">
            <text:p>1.4865779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666448" calcext:value-type="float">
            <text:p>1.4866644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675088" calcext:value-type="float">
            <text:p>1.4867508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683744" calcext:value-type="float">
            <text:p>1.4868374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692384" calcext:value-type="float">
            <text:p>1.4869238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70104" calcext:value-type="float">
            <text:p>1.487010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70968" calcext:value-type="float">
            <text:p>1.487096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71832" calcext:value-type="float">
            <text:p>1.487183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726976" calcext:value-type="float">
            <text:p>1.4872697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735632" calcext:value-type="float">
            <text:p>1.48735632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744288" calcext:value-type="float">
            <text:p>1.48744288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752944" calcext:value-type="float">
            <text:p>1.48752944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7616" calcext:value-type="float">
            <text:p>1.487616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\x1A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office:value-type="float" office:value="1.48770256" calcext:value-type="float">
            <text:p>1.48770256</text:p>
          </table:table-cell>
          <table:table-cell table:style-name="ce4" office:value-type="string" calcext:value-type="string">
            <text:p>0xF0</text:p>
          </table:table-cell>
          <table:table-cell table:style-name="ce4" office:value-type="string" calcext:value-type="string">
            <text:p>\xF0</text:p>
          </table:table-cell>
          <table:table-cell office:value-type="string" calcext:value-type="string">
            <text:p>CRC</text:p>
          </table:table-cell>
        </table:table-row>
        <table:table-row table:style-name="ro1">
          <table:table-cell office:value-type="float" office:value="1.48837568" calcext:value-type="float">
            <text:p>1.488375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\x06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1.4924992" calcext:value-type="float">
            <text:p>1.4924992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\x04</text:p>
          </table:table-cell>
          <table:table-cell office:value-type="string" calcext:value-type="string">
            <text:p>EOT</text:p>
          </table:table-cell>
        </table:table-row>
        <table:table-row table:style-name="ro1">
          <table:table-cell office:value-type="float" office:value="2.49316928" calcext:value-type="float">
            <text:p>2.493169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\x06</text:p>
          </table:table-cell>
          <table:table-cell office:value-type="string" calcext:value-type="string">
            <text:p>ACK</text:p>
          </table:table-cell>
        </table:table-row>
        <table:table-row table:style-name="ro1" table:number-rows-repeated="104843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6T11:23:01.133094046</dc:date>
    <meta:editing-duration>PT9M18S</meta:editing-duration>
    <meta:editing-cycles>1</meta:editing-cycles>
    <meta:document-statistic meta:table-count="1" meta:cell-count="547" meta:object-count="0"/>
    <meta:generator>LibreOffice/24.8.0.3$Linux_X86_64 LibreOffice_project/480$Build-3</meta:generator>
  </office:meta>
</office:document-meta>
</file>